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</style:style>
    <style:style style:name="ce3" style:family="table-cell" style:parent-style-name="Default" style:data-style-name="N0">
      <style:table-cell-properties fo:background-color="#ccffff" fo:wrap-option="wrap"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cfe7f5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band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bo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bsor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do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ffect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ffli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lar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l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maz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mb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nguis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ni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stonish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ttra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ud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void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wa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w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wkwar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a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ewilder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itt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less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r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ut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lev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lo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lou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mposur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s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sid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t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rage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ritica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ro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rk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f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f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l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so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spic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ter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vas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vo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iffide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da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gra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illusi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lik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ma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orien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trus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turb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omin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oub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oub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ul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ag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arnes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mp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cou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g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gross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xasp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xc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xplo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asc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a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at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estiv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l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on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org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ortu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reedo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r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ris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rust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ulfill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u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u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a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le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loom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oo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re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ar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elp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esi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esitan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op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o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ost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o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umil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ur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mpor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mpuls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mpul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adequ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adequ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fatu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f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ferio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flam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fur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qui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secu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signific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sul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e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im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ubi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ke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ib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if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iv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oath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onel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ou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uc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er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ise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ou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neg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neg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negl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neutra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noncha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numb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ffen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p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pt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ut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aralysi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a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ass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eac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erplex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ess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etrifi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lay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o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owe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ow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ower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reoccup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rovo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rovoc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qui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quir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assur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bell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ce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cep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e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gre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gre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j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lax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li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eluc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en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erv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t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vul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idicul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fe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l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rca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co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e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ha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h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keptic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noo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ou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piri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pirit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pi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tra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trengt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tup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ubmi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ub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ul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ulk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ull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unn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u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uspic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we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ympath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ea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en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enac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end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en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erri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e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hr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hril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ged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derstand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hap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iqu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s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en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eng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ictimiz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ig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i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arm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ea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ithdraw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o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o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ond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orth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10481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3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5T22:23:04Z</meta:creation-date>
    <dc:date>2016-08-30T22:42:00.432801773</dc:date>
    <meta:editing-cycles>81</meta:editing-cycles>
    <meta:editing-duration>PT1H17M57S</meta:editing-duration>
    <meta:document-statistic meta:table-count="1" meta:cell-count="4030" meta:object-count="0"/>
  </office:meta>
</office:document-meta>
</file>